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va Mono" svg:font-family="'Nova Mono'" style:font-family-generic="roman" style:font-pitch="variable"/>
    <style:font-face style:name="Nova Mono1" svg:font-family="'Nova Mono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P2" style:family="paragraph" style:parent-style-name="LO-normal">
      <style:paragraph-properties fo:margin-left="0cm" fo:margin-right="0cm" fo:margin-top="0.545cm" fo:margin-bottom="0cm" style:contextual-spacing="false" fo:line-height="100%" fo:orphans="0" fo:widows="0" fo:text-indent="0cm" style:auto-text-indent="false"/>
      <style:text-properties style:font-name="Times New Roman1" style:text-underline-style="solid" style:text-underline-width="auto" style:text-underline-color="font-color" fo:font-weight="bold" style:font-name-asian="Times New Roman2" style:font-weight-asian="bold" style:font-name-complex="Times New Roman2"/>
    </style:style>
    <style:style style:name="P3" style:family="paragraph" style:parent-style-name="LO-normal">
      <style:paragraph-properties fo:margin-left="0cm" fo:margin-right="0cm" fo:margin-top="0.545cm" fo:margin-bottom="0cm" style:contextual-spacing="false" fo:line-height="100%" fo:orphans="0" fo:widows="0" fo:text-indent="0cm" style:auto-text-indent="false"/>
    </style:style>
    <style:style style:name="P4" style:family="paragraph" style:parent-style-name="LO-normal">
      <style:paragraph-properties fo:margin-left="0.007cm" fo:margin-right="0cm" fo:margin-top="0.48cm" fo:margin-bottom="0cm" style:contextual-spacing="false" fo:line-height="100%" fo:orphans="0" fo:widows="0" fo:text-indent="0cm" style:auto-text-indent="false"/>
    </style:style>
    <style:style style:name="P5" style:family="paragraph" style:parent-style-name="LO-normal">
      <style:paragraph-properties fo:margin-left="0.18cm" fo:margin-right="0cm" fo:margin-top="0.545cm" fo:margin-bottom="0cm" style:contextual-spacing="false" fo:line-height="100%" fo:orphans="0" fo:widows="0" fo:text-indent="0cm" style:auto-text-indent="false"/>
    </style:style>
    <style:style style:name="P6" style:family="paragraph" style:parent-style-name="LO-normal">
      <style:paragraph-properties fo:margin-left="0.18cm" fo:margin-right="0cm" fo:margin-top="0.545cm" fo:margin-bottom="0cm" style:contextual-spacing="false" fo:line-height="100%" fo:text-align="justify" style:justify-single-word="false" fo:orphans="0" fo:widows="0" fo:text-indent="0cm" style:auto-text-indent="false"/>
      <style:text-properties officeooo:paragraph-rsid="0019e4fe"/>
    </style:style>
    <style:style style:name="P7" style:family="paragraph" style:parent-style-name="LO-normal">
      <style:paragraph-properties fo:margin-left="0cm" fo:margin-right="0.005cm" fo:margin-top="0.497cm" fo:margin-bottom="0cm" style:contextual-spacing="false" fo:line-height="95%" fo:text-align="justify" style:justify-single-word="false" fo:orphans="0" fo:widows="0" fo:text-indent="0cm" style:auto-text-indent="false"/>
    </style:style>
    <style:style style:name="P8" style:family="paragraph" style:parent-style-name="LO-normal">
      <style:paragraph-properties fo:margin-left="0cm" fo:margin-right="-0.011cm" fo:margin-top="0.489cm" fo:margin-bottom="0cm" style:contextual-spacing="false" fo:line-height="95%" fo:text-align="justify" style:justify-single-word="false" fo:orphans="0" fo:widows="0" fo:text-indent="0cm" style:auto-text-indent="false"/>
    </style:style>
    <style:style style:name="P9" style:family="paragraph" style:parent-style-name="LO-normal">
      <style:paragraph-properties fo:margin-left="0cm" fo:margin-right="-0.011cm" fo:margin-top="0.441cm" fo:margin-bottom="0cm" style:contextual-spacing="false" fo:line-height="95%" fo:text-align="justify" style:justify-single-word="false" fo:orphans="0" fo:widows="0" fo:text-indent="0cm" style:auto-text-indent="false"/>
    </style:style>
    <style:style style:name="P10" style:family="paragraph" style:parent-style-name="LO-normal">
      <style:paragraph-properties fo:margin-left="0.785cm" fo:margin-right="-0.011cm" fo:margin-top="0.489cm" fo:margin-bottom="0cm" style:contextual-spacing="false" fo:line-height="95%" fo:text-align="justify" style:justify-single-word="false" fo:orphans="0" fo:widows="0" fo:text-indent="-0.642cm" style:auto-text-indent="false"/>
    </style:style>
    <style:style style:name="P11" style:family="paragraph" style:parent-style-name="LO-normal">
      <style:paragraph-properties fo:margin-left="0.205cm" fo:margin-right="0.176cm" fo:margin-top="0.492cm" fo:margin-bottom="0cm" style:contextual-spacing="false" fo:line-height="195%" fo:orphans="0" fo:widows="0" fo:text-indent="-0.196cm" style:auto-text-indent="false"/>
    </style:style>
    <style:style style:name="P12" style:family="paragraph" style:parent-style-name="LO-normal" style:master-page-name="Standard">
      <style:paragraph-properties fo:margin-left="0cm" fo:margin-right="0cm" fo:margin-top="0.545cm" fo:margin-bottom="0cm" style:contextual-spacing="false" fo:line-height="100%" fo:text-align="center" style:justify-single-word="false" fo:orphans="0" fo:widows="0" fo:text-indent="0cm" style:auto-text-indent="false" style:page-number="1"/>
    </style:style>
    <style:style style:name="P13" style:family="paragraph" style:parent-style-name="LO-normal">
      <style:paragraph-properties fo:margin-left="0.205cm" fo:margin-right="0.176cm" fo:margin-top="0.492cm" fo:margin-bottom="0cm" style:contextual-spacing="false" fo:line-height="195%" fo:orphans="0" fo:widows="0" fo:text-indent="-0.196cm" style:auto-text-indent="false"/>
    </style:style>
    <style:style style:name="T1" style:family="text">
      <style:text-properties style:font-name="Times New Roman1" fo:font-weight="bold" style:font-name-asian="Times New Roman2" style:font-weight-asian="bold" style:font-name-complex="Times New Roman2"/>
    </style:style>
    <style:style style:name="T2" style:family="text"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T3" style:family="text">
      <style:text-properties style:font-name="Times New Roman1" fo:font-weight="bold" officeooo:rsid="001b2501" style:font-name-asian="Times New Roman2" style:font-weight-asian="bold" style:font-name-complex="Times New Roman2"/>
    </style:style>
    <style:style style:name="T4" style:family="text">
      <style:text-properties style:font-name="Times New Roman1" style:font-name-asian="Times New Roman2" style:font-name-complex="Times New Roman2"/>
    </style:style>
    <style:style style:name="T5" style:family="text">
      <style:text-properties style:font-name="Times New Roman1" officeooo:rsid="00195132" style:font-name-asian="Times New Roman2" style:font-name-complex="Times New Roman2"/>
    </style:style>
    <style:style style:name="T6" style:family="text">
      <style:text-properties style:font-name="Times New Roman1" style:text-underline-style="solid" style:text-underline-width="auto" style:text-underline-color="font-color" fo:font-weight="bold" style:font-name-asian="Times New Roman2" style:font-weight-asian="bold" style:font-name-complex="Times New Roman2"/>
    </style:style>
    <style:style style:name="T7" style:family="text">
      <style:text-properties style:font-name="Times New Roman1" fo:font-size="5pt" fo:font-weight="bold" style:font-name-asian="Times New Roman2" style:font-size-asian="5pt" style:font-weight-asian="bold" style:font-name-complex="Times New Roman2" style:font-size-complex="5pt"/>
    </style:style>
    <style:style style:name="T8" style:family="text">
      <style:text-properties style:font-name="Times New Roman1" fo:font-size="5pt" style:font-name-asian="Times New Roman2" style:font-size-asian="5pt" style:font-name-complex="Times New Roman2" style:font-size-complex="5pt"/>
    </style:style>
    <style:style style:name="T9" style:family="text">
      <style:text-properties style:font-name="Times New Roman1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style:font-name="Times New Roman1" fo:font-weight="normal" officeooo:rsid="001c33e1" style:font-name-asian="Times New Roman2" style:font-weight-asian="normal" style:font-name-complex="Times New Roman2" style:font-weight-complex="normal"/>
    </style:style>
    <style:style style:name="T11" style:family="text">
      <style:text-properties fo:color="#1155cc" loext:opacity="100%" style:font-name="Times New Roman1" style:text-underline-style="solid" style:text-underline-width="auto" style:text-underline-color="font-color" style:font-name-asian="Times New Roman2" style:font-name-complex="Times New Roman2"/>
    </style:style>
    <style:style style:name="T12" style:family="text">
      <style:text-properties style:font-name="Nova Mono" style:font-name-asian="Nova Mono1" style:font-name-complex="Nova Mono1"/>
    </style:style>
    <style:style style:name="T13" style:family="text">
      <style:text-properties style:font-name="Arial Unicode MS" fo:font-weight="bold" style:font-name-asian="Arial Unicode MS1" style:font-weight-asian="bold" style:font-name-complex="Arial Unicode MS1"/>
    </style:style>
    <style:style style:name="T14" style:family="text">
      <style:text-properties style:font-name="Arial Unicode MS" style:font-name-asian="Arial Unicode MS1" style:font-name-complex="Arial Unicode MS1"/>
    </style:style>
    <style:style style:name="T15" style:family="text">
      <style:text-properties style:font-name="Times New Roman" style:font-name-asian="Nova Mono1" style:font-name-complex="Nova Mono1"/>
    </style:style>
    <style:style style:name="T16" style:family="text">
      <style:text-properties style:font-name="Times New Roman" fo:font-weight="bold" style:font-name-asian="Times New Roman2" style:font-weight-asian="bold" style:font-name-complex="Times New Roman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Nome:</text:span><text:span text:style-name="T4"> LUCAS MATHEUS BRUCE DA SILVA; </text:span><text:span text:style-name="T1">Endereço:</text:span><text:span text:style-name="T4"> R. Manoel Nunes dos Santos, n°640, Aeroporto, Bayeux, Paraíba; </text:span><text:span text:style-name="T1">Telefone:</text:span><text:span text:style-name="T4"> 55 (83) 98881-0556; </text:span><text:span text:style-name="T2">Gma</text:span><text:span text:style-name="T1">il:</text:span><text:span text:style-name="T4"> </text:span><text:a xlink:type="simple" xlink:href="mailto:lucasmatheusbruce@gmail.com" text:style-name="Internet_20_link" text:visited-style-name="Visited_20_Internet_20_Link"><text:span text:style-name="Internet_20_link"><text:span text:style-name="T11">lucasmatheusbruce@gmail.com</text:span></text:span></text:a><text:span text:style-name="T11"> </text:span><text:span text:style-name="T1">LinkedIn: </text:span><text:a xlink:type="simple" xlink:href="https://www.linkedin.com/in/lucas-matheus-bruce-silva/" text:style-name="Standard" text:visited-style-name="Standard"><text:span text:style-name="T11">https://www.linkedin.com/in/lucas-matheus-bruce-silva/</text:span></text:a><text:span text:style-name="T4"> <text:s text:c="53"/></text:span><text:span text:style-name="T1">Git: </text:span><text:a xlink:type="simple" xlink:href="https://github.com/LucasBruce" text:style-name="Standard" text:visited-style-name="Standard"><text:span text:style-name="T11">https://github.com/LucasBruce</text:span></text:a><text:span text:style-name="T1"> Idade:</text:span><text:span text:style-name="T4"> 28 anos; </text:span><text:span text:style-name="T1">Estado Civil:</text:span><text:span text:style-name="T4"> Solteiro; </text:span><text:span text:style-name="T1">Nacionalidade: </text:span><text:span text:style-name="T4">Brasileiro</text:span></text:p>
      <text:p text:style-name="P2">RESUMO DE QUALIFICAÇÕES</text:p>
      <text:p text:style-name="P6"><text:span text:style-name="T14">➢ </text:span><text:span text:style-name="T15">Pós-graduado </text:span><text:span text:style-name="T16">MBA Full-Stack </text:span><text:span text:style-name="T15">em 2023, possuo experiência em desenvolvimento web atuando como full stack em clientes indra, SEFAZ e Banco do Brasil.</text:span></text:p>
      <text:p text:style-name="P3"><text:span text:style-name="T6">EXPERIÊNCIA PROFISSIONAL</text:span><text:span text:style-name="T1"> </text:span></text:p>
      <text:p text:style-name="P7"><text:span text:style-name="T13">✔ </text:span><text:span text:style-name="T7"><text:s/></text:span><text:span text:style-name="T1">Indra - </text:span><text:span text:style-name="T3">Novembro</text:span><text:span text:style-name="T1"> 202</text:span><text:span text:style-name="T3">4</text:span><text:span text:style-name="T1"> - Atual: <text:s/></text:span><text:span text:style-name="T9">Cliente Banco do Brasil atuando na migração de sistemas legados mais especificamente sistemas que utilizam angularJS no frontend e </text:span><text:span text:style-name="T10">java</text:span><text:span text:style-name="T9"> no backend, migrando para angular12+ (migração ou criação) desenvolvimento frontend. Versionando código(git), resolvendo conflitos(git), testes unitários(jasmine, karma), criação de diagramas de componentes e code review.</text:span></text:p>
      <text:p text:style-name="P8"><text:span text:style-name="T14">✔</text:span><text:span text:style-name="T8"> </text:span><text:span text:style-name="T1">Indra - Fevereiro 2022: </text:span><text:span text:style-name="T9">D</text:span><text:span text:style-name="T4">emandas pendentes da SEFAZ torre Sistemas Financeiros mais especificamente no sistema ATF no módulo de arrecadação. Demandas como implementar telas de consulta, alteração, homologação, cancelamento e liberação de bloqueios judiciais. Utilizando eclipse como ide, utilizando java e java ee, utilizando sql em consultas para o banco e javascript para validações de formulários e outras operações. <text:s text:c="2"/></text:span></text:p>
      <text:p text:style-name="P9"><text:span text:style-name="T14">✔ </text:span><text:span text:style-name="T1">Indra <text:s/>- <text:s/>Novembro 2021: </text:span><text:span text:style-name="T4">Analista Desenvolvedor Java implementando demandas para o Datahub sistema web. Demandas como exportação de informações sobre funcionários da Indra em arquivos excel com as extensões xlsx e xls. Implementando filtro de listagem de funcionários. Implementando testes unitários com o junit5. Utilizando eclipse como ide, utilizando ecossistema spring, linguagem java, implementando em uma arquitetura REST, também utilizando o elasticsearch como base de dados sendo um indexador.</text:span></text:p>
      <text:p text:style-name="P4"><text:span text:style-name="T6">FORMAÇÃO ACADÊMICA</text:span><text:span text:style-name="T1"> </text:span></text:p>
      <text:p text:style-name="P11"><text:span text:style-name="T14">➢ </text:span><text:span text:style-name="T1">Faculdade IESP/FATECPB 2014 - 2017 Bacharel em Sistemas de Informação.</text:span></text:p>
      <text:p text:style-name="P11"><text:span text:style-name="T14">➢ </text:span><text:span text:style-name="T1">Faculdade UNIESP 2022 - 2023 Pós-graduação MBA Full-Stack.</text:span></text:p>
      <text:p text:style-name="P5"><text:span text:style-name="T6">HABILIDADES</text:span><text:span text:style-name="T1"> </text:span></text:p>
      <text:p text:style-name="P10"><text:span text:style-name="T14">✔</text:span><text:span text:style-name="T4"> <text:s/>Git, Padrões de Projetos, SQL(MySQL, PostgreSQL), Teste Unitário(Junit5, jasmine, karma), Scrum, Asp.NET Core Web API e .NET Core Identity, EntityFramework Core, Angular, Spring Boot FrameWork (Java), Thymeleaf, typescript, javascript, </text:span><text:span text:style-name="T5">Node.js, AngularJS, Shell Script.</text:span></text:p>
      <text:p text:style-name="P5"><text:span text:style-name="T6">IDIOMA</text:span><text:span text:style-name="T1"> </text:span></text:p>
      <text:p text:style-name="P10"><text:span text:style-name="T14">✔</text:span><text:span text:style-name="T4"> <text:s text:c="2"/>Inglês – Básic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va Mono" svg:font-family="'Nova Mono'" style:font-family-generic="roman" style:font-pitch="variable"/>
    <style:font-face style:name="Nova Mono1" svg:font-family="'Nova Mono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text-properties style:font-name="Times New Roman1" fo:font-size="10pt" style:font-name-asian="Times New Roman2" style:font-size-asian="10pt" style:font-name-complex="Times New Roman2" style:font-size-complex="10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pt-BR</dc:language>
    <dc:date>2024-11-27T11:38:07.807370702</dc:date>
    <meta:editing-cycles>15</meta:editing-cycles>
    <meta:editing-duration>PT1H24S</meta:editing-duration>
    <meta:generator>LibreOffice/7.3.7.2$Linux_X86_64 LibreOffice_project/30$Build-2</meta:generator>
    <meta:document-statistic meta:table-count="0" meta:image-count="0" meta:object-count="0" meta:page-count="1" meta:paragraph-count="14" meta:word-count="305" meta:character-count="2370" meta:non-whitespace-character-count="2010"/>
    <meta:user-defined meta:name="AppVersion">15.0000</meta:user-defined>
  </office:meta>
</office:document-meta>
</file>